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list-style-name="LFO2" style:family="paragraph"/>
    <style:style style:name="P14" style:parent-style-name="Normal" style:list-style-name="LFO2" style:family="paragraph"/>
    <style:style style:name="P15" style:parent-style-name="Normal" style:list-style-name="LFO2" style:family="paragraph"/>
    <style:style style:name="P16" style:parent-style-name="Normal" style:list-style-name="LFO2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list-style-name="LFO2" style:family="paragraph"/>
    <style:style style:name="P21" style:parent-style-name="Normal" style:list-style-name="LFO2" style:family="paragraph"/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P24" style:parent-style-name="Normal" style:list-style-name="LFO2" style:family="paragraph"/>
    <style:style style:name="P25" style:parent-style-name="Normal" style:list-style-name="LFO2" style:family="paragraph"/>
    <style:style style:name="P26" style:parent-style-name="Normal" style:list-style-name="LFO2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list-style-name="LFO2" style:family="paragraph"/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P34" style:parent-style-name="Normal" style:list-style-name="LFO2" style:family="paragraph"/>
    <style:style style:name="P35" style:parent-style-name="Normal" style:list-style-name="LFO2" style:family="paragraph"/>
    <style:style style:name="P36" style:parent-style-name="Normal" style:list-style-name="LFO2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Normal" style:list-style-name="LFO2" style:family="paragraph"/>
    <style:style style:name="P39" style:parent-style-name="Normal" style:list-style-name="LFO2" style:family="paragraph"/>
    <style:style style:name="P40" style:parent-style-name="Normal" style:list-style-name="LFO2" style:family="paragraph"/>
    <style:style style:name="P41" style:parent-style-name="Normal" style:list-style-name="LFO2" style:family="paragraph"/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Normal" style:list-style-name="LFO2" style:family="paragraph"/>
    <style:style style:name="P44" style:parent-style-name="Normal" style:list-style-name="LFO2" style:family="paragraph"/>
    <style:style style:name="P45" style:parent-style-name="Normal" style:list-style-name="LFO2" style:family="paragraph"/>
    <style:style style:name="P46" style:parent-style-name="Normal" style:list-style-name="LFO2" style:family="paragraph"/>
    <style:style style:name="P47" style:parent-style-name="Normal" style:list-style-name="LFO2" style:family="paragraph"/>
    <style:style style:name="P48" style:parent-style-name="Normal" style:list-style-name="LFO2" style:family="paragraph"/>
    <style:style style:name="T49" style:parent-style-name="Fuentedepárrafopredeter." style:family="text">
      <style:text-properties fo:font-weight="bold" style:font-weight-asian="bold" style:font-weight-complex="bold"/>
    </style:style>
    <style:style style:name="P50" style:parent-style-name="Normal" style:list-style-name="LFO2" style:family="paragraph"/>
    <style:style style:name="P51" style:parent-style-name="Normal" style:list-style-name="LFO2" style:family="paragraph"/>
    <style:style style:name="P52" style:parent-style-name="Normal" style:list-style-name="LFO2" style:family="paragraph"/>
    <style:style style:name="P53" style:parent-style-name="Normal" style:list-style-name="LFO2" style:family="paragraph"/>
    <style:style style:name="P54" style:parent-style-name="Normal" style:list-style-name="LFO2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Normal" style:list-style-name="LFO2" style:family="paragraph"/>
    <style:style style:name="P57" style:parent-style-name="Normal" style:list-style-name="LFO2" style:family="paragraph"/>
    <style:style style:name="P58" style:parent-style-name="Normal" style:list-style-name="LFO2" style:family="paragraph"/>
    <style:style style:name="P59" style:parent-style-name="Normal" style:list-style-name="LFO2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Normal" style:list-style-name="LFO2" style:family="paragraph"/>
    <style:style style:name="P62" style:parent-style-name="Normal" style:list-style-name="LFO2" style:family="paragraph"/>
    <style:style style:name="P63" style:parent-style-name="Normal" style:list-style-name="LFO2" style:family="paragraph"/>
    <style:style style:name="P64" style:parent-style-name="Normal" style:list-style-name="LFO2" style:family="paragraph"/>
    <style:style style:name="P65" style:parent-style-name="Normal" style:list-style-name="LFO2" style:family="paragraph"/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Normal" style:list-style-name="LFO2" style:family="paragraph"/>
    <style:style style:name="P68" style:parent-style-name="Normal" style:list-style-name="LFO2" style:family="paragraph"/>
    <style:style style:name="P69" style:parent-style-name="Normal" style:list-style-name="LFO2" style:family="paragraph"/>
    <style:style style:name="T70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INFORME DE MANTENIMIENTO MENSUAL</text:span><text:s/>Expediente: TECNODIESEL-180325IT930 Realizado por: D. Eduardo José Gálvez Vázquez Fecha: xx de xxxxx de 2025</text:p>
      <text:p text:style-name="Normal"><text:span text:style-name="T3">Índice:</text:span></text:p>
      <text:list text:style-name="LFO1" text:continue-numbering="true">
        <text:list-item>
          <text:p text:style-name="P4">Información Identificativa</text:p>
        </text:list-item>
        <text:list-item>
          <text:p text:style-name="P5">Actuaciones</text:p>
        </text:list-item>
        <text:list-item>
          <text:p text:style-name="P6">Observaciones y Mejoras</text:p>
        </text:list-item>
      </text:list>
      <text:p text:style-name="Normal"><text:span text:style-name="T7">1. INFORMACIÓN IDENTIFICATIVA</text:span><text:s/>Cliente: TECNODIESEL Responsable del mantenimiento: Eduardo José Gálvez Vázquez Ubicación: C/ Carril de la Condomina 3, 7ªC, Atalayas Business Center, 30006 Murcia, España Contacto: Teléfono +34 968 67 92 90 | Email: mpdc@skynet-sys.es</text:p>
      <text:p text:style-name="Normal"><text:span text:style-name="T8">2. ACTUACIONES:</text:span></text:p>
      <text:list text:style-name="LFO2" text:continue-numbering="true">
        <text:list-item>
          <text:p text:style-name="P9"><text:span text:style-name="T10">Panda Adaptive Defense 360 / WatchGuard EPDR</text:span></text:p>
          <text:list text:continue-numbering="true">
            <text:list-item>
              <text:p text:style-name="P11">Verificación de actualizaciones y parches de seguridad aplicados.</text:p>
            </text:list-item>
            <text:list-item>
              <text:p text:style-name="P12">Revisión de alertas y eventos generados.</text:p>
            </text:list-item>
            <text:list-item>
              <text:p text:style-name="P13">Comprobación de protección activa en dispositivos.</text:p>
            </text:list-item>
            <text:list-item>
              <text:p text:style-name="P14">Validación de configuración inicial de reglas y políticas según documentación del cliente.</text:p>
            </text:list-item>
            <text:list-item>
              <text:p text:style-name="P15">Comprobación de caducidad de licencias.</text:p>
            </text:list-item>
          </text:list>
        </text:list-item>
        <text:list-item>
          <text:p text:style-name="P16"><text:span text:style-name="T17">CloudBackup Commvault</text:span></text:p>
          <text:list text:continue-numbering="true">
            <text:list-item>
              <text:p text:style-name="P18">Estado de copias de seguridad y programación de tareas.</text:p>
            </text:list-item>
            <text:list-item>
              <text:p text:style-name="P19">Comprobación de espacio de almacenamiento disponible.</text:p>
            </text:list-item>
            <text:list-item>
              <text:p text:style-name="P20">Revisión de alertas y errores en logs del sistema.</text:p>
            </text:list-item>
          </text:list>
        </text:list-item>
        <text:list-item>
          <text:p text:style-name="P21"><text:span text:style-name="T22">Veeam Backup</text:span></text:p>
          <text:list text:continue-numbering="true">
            <text:list-item>
              <text:p text:style-name="P23">Éxito de copias de seguridad realizadas.</text:p>
            </text:list-item>
            <text:list-item>
              <text:p text:style-name="P24">Revisión de alertas y errores en logs.</text:p>
            </text:list-item>
            <text:list-item>
              <text:p text:style-name="P25">Validación de conectividad con servidores de destino.</text:p>
            </text:list-item>
          </text:list>
        </text:list-item>
        <text:list-item>
          <text:p text:style-name="P26"><text:span text:style-name="T27">Active Sync 365</text:span></text:p>
          <text:list text:continue-numbering="true">
            <text:list-item>
              <text:p text:style-name="P28">Sincronización de dispositivos y usuarios.</text:p>
            </text:list-item>
            <text:list-item>
              <text:p text:style-name="P29">Análisis de registros de actividad y errores.</text:p>
            </text:list-item>
            <text:list-item>
              <text:p text:style-name="P30">Revisión de archivos y carpetas de copias.</text:p>
            </text:list-item>
          </text:list>
        </text:list-item>
        <text:list-item>
          <text:p text:style-name="P31"><text:span text:style-name="T32">Cloud Sync Synology</text:span></text:p>
          <text:list text:continue-numbering="true">
            <text:list-item>
              <text:p text:style-name="P33">Validación de sincronización entre dispositivo y nube.</text:p>
            </text:list-item>
            <text:list-item>
              <text:p text:style-name="P34">Comprobación de capacidad de almacenamiento y errores.</text:p>
            </text:list-item>
            <text:list-item>
              <text:p text:style-name="P35">Aplicación de actualizaciones de software.</text:p>
            </text:list-item>
          </text:list>
        </text:list-item>
        <text:list-item>
          <text:p text:style-name="P36"><text:span text:style-name="T37">Duplicati</text:span></text:p>
          <text:list text:continue-numbering="true">
            <text:list-item>
              <text:p text:style-name="P38">Ejecución correcta de copias programadas.</text:p>
            </text:list-item>
            <text:list-item>
              <text:p text:style-name="P39">Validación de conexión con sistemas de almacenamiento.</text:p>
            </text:list-item>
            <text:list-item>
              <text:p text:style-name="P40">Revisión de SQL Agent para backups de bases de datos en SQL Server.</text:p>
            </text:list-item>
          </text:list>
        </text:list-item>
        <text:list-item>
          <text:p text:style-name="P41"><text:span text:style-name="T42">Endian</text:span></text:p>
          <text:list text:continue-numbering="true">
            <text:list-item>
              <text:p text:style-name="P43">Comprobación de firewall y sus reglas.</text:p>
            </text:list-item>
            <text:list-item>
              <text:p text:style-name="P44">Revisión de eventos y alertas.</text:p>
            </text:list-item>
            <text:list-item>
              <text:p text:style-name="P45">Validación de conectividad y configuraciones VPN.</text:p>
            </text:list-item>
            <text:list-item>
              <text:p text:style-name="P46">Aplicación de actualizaciones de seguridad.</text:p>
            </text:list-item>
            <text:list-item>
              <text:p text:style-name="P47">Comprobación de caducidad de licencias.</text:p>
            </text:list-item>
          </text:list>
        </text:list-item>
        <text:list-item>
          <text:p text:style-name="P48"><text:span text:style-name="T49">VMware</text:span></text:p>
          <text:list text:continue-numbering="true">
            <text:list-item>
              <text:p text:style-name="P50">Estado y actualizaciones de servidores virtuales.</text:p>
            </text:list-item>
            <text:list-item>
              <text:p text:style-name="P51">Disponibilidad de recursos (CPU, RAM, almacenamiento).</text:p>
            </text:list-item>
            <text:list-item>
              <text:p text:style-name="P52">Comprobación de alertas y eventos en logs.</text:p>
            </text:list-item>
            <text:list-item>
              <text:p text:style-name="P53">Aplicación de actualizaciones de hipervisor y herramientas.</text:p>
            </text:list-item>
          </text:list>
        </text:list-item>
        <text:list-item>
          <text:p text:style-name="P54"><text:span text:style-name="T55">Synology NAS</text:span></text:p>
          <text:list text:continue-numbering="true">
            <text:list-item>
              <text:p text:style-name="P56">Estado de discos duros y salud de RAID.</text:p>
            </text:list-item>
            <text:list-item>
              <text:p text:style-name="P57">Comprobación de aplicaciones de copias de seguridad.</text:p>
            </text:list-item>
            <text:list-item>
              <text:p text:style-name="P58">Revisión de sistema operativo y actualizaciones.</text:p>
            </text:list-item>
          </text:list>
        </text:list-item>
        <text:list-item>
          <text:p text:style-name="P59"><text:span text:style-name="T60">WatchGuard FireBox</text:span></text:p>
          <text:list text:continue-numbering="true">
            <text:list-item>
              <text:p text:style-name="P61">Reglas del firewall.</text:p>
            </text:list-item>
            <text:list-item>
              <text:p text:style-name="P62">Estado de conexiones VPN SSL e IPSEC.</text:p>
            </text:list-item>
            <text:list-item>
              <text:p text:style-name="P63">Registros de actividad y alertas de seguridad.</text:p>
            </text:list-item>
            <text:list-item>
              <text:p text:style-name="P64">Aplicación de actualizaciones de firmware.</text:p>
            </text:list-item>
          </text:list>
        </text:list-item>
        <text:list-item>
          <text:p text:style-name="P65"><text:span text:style-name="T66">Omada</text:span></text:p>
          <text:list text:continue-numbering="true">
            <text:list-item>
              <text:p text:style-name="P67">Estado de dispositivos Omada.</text:p>
            </text:list-item>
            <text:list-item>
              <text:p text:style-name="P68">Logs de eventos y alertas.</text:p>
            </text:list-item>
            <text:list-item>
              <text:p text:style-name="P69">Actualizaciones de software y firmware.</text:p>
            </text:list-item>
          </text:list>
        </text:list-item>
      </text:list>
      <text:p text:style-name="Normal"><text:span text:style-name="T70">3. OBSERVACIONES Y MEJORAS</text:span><text:s/>Se detectó una necesidad de mejora en el servidor de recursos para optimizar la infraestructura y garantizar mayor disponibilidad y rendimient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uhail Ed-Dahmany</meta:initial-creator>
    <dc:creator>Suhail Ed-Dahmany</dc:creator>
    <meta:creation-date>2025-04-03T12:15:00Z</meta:creation-date>
    <dc:date>2025-04-03T12:15:00Z</dc:date>
    <meta:print-date>2025-04-03T12:05:00Z</meta:print-date>
    <meta:template xlink:href="Normal" xlink:type="simple"/>
    <meta:editing-cycles>2</meta:editing-cycles>
    <meta:editing-duration>PT60S</meta:editing-duration>
    <meta:document-statistic meta:page-count="3" meta:paragraph-count="5" meta:word-count="412" meta:character-count="2675" meta:row-count="18" meta:non-whitespace-character-count="2268"/>
  </office:meta>
</office:document-meta>
</file>